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3.0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4"/>
    <style:style style:name="ce4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>
            <text:p>Group NS</text:p>
          </table:table-cell>
          <table:table-cell table:style-name="ce1" office:value-type="string" calcext:value-type="string">
            <text:p>Group S</text:p>
          </table:table-cell>
        </table:table-row>
        <table:table-row table:style-name="ro1">
          <table:table-cell office:value-type="float" office:value="923.87" calcext:value-type="float">
            <text:p>923.87</text:p>
          </table:table-cell>
          <table:table-cell office:value-type="float" office:value="1297.44" calcext:value-type="float">
            <text:p>1,297.44</text:p>
          </table:table-cell>
        </table:table-row>
        <table:table-row table:style-name="ro1">
          <table:table-cell office:value-type="float" office:value="751.38" calcext:value-type="float">
            <text:p>751.38</text:p>
          </table:table-cell>
          <table:table-cell office:value-type="float" office:value="776.41" calcext:value-type="float">
            <text:p>776.41</text:p>
          </table:table-cell>
        </table:table-row>
        <table:table-row table:style-name="ro1">
          <table:table-cell office:value-type="float" office:value="432.83" calcext:value-type="float">
            <text:p>432.83</text:p>
          </table:table-cell>
          <table:table-cell office:value-type="float" office:value="1207.48" calcext:value-type="float">
            <text:p>1,207.48</text:p>
          </table:table-cell>
        </table:table-row>
        <table:table-row table:style-name="ro1">
          <table:table-cell office:value-type="float" office:value="1417.36" calcext:value-type="float">
            <text:p>1,417.36</text:p>
          </table:table-cell>
          <table:table-cell office:value-type="float" office:value="1203.3" calcext:value-type="float">
            <text:p>1,203.30</text:p>
          </table:table-cell>
        </table:table-row>
        <table:table-row table:style-name="ro1">
          <table:table-cell office:value-type="float" office:value="973.24" calcext:value-type="float">
            <text:p>973.24</text:p>
          </table:table-cell>
          <table:table-cell office:value-type="float" office:value="1127.58" calcext:value-type="float">
            <text:p>1,127.58</text:p>
          </table:table-cell>
        </table:table-row>
        <table:table-row table:style-name="ro1">
          <table:table-cell office:value-type="float" office:value="1000.52" calcext:value-type="float">
            <text:p>1,000.52</text:p>
          </table:table-cell>
          <table:table-cell office:value-type="float" office:value="1464.32" calcext:value-type="float">
            <text:p>1,464.32</text:p>
          </table:table-cell>
        </table:table-row>
        <table:table-row table:style-name="ro1">
          <table:table-cell office:value-type="float" office:value="1040.38" calcext:value-type="float">
            <text:p>1,040.38</text:p>
          </table:table-cell>
          <table:table-cell office:value-type="float" office:value="926.94" calcext:value-type="float">
            <text:p>926.94</text:p>
          </table:table-cell>
        </table:table-row>
        <table:table-row table:style-name="ro1">
          <table:table-cell office:value-type="float" office:value="1324.41" calcext:value-type="float">
            <text:p>1,324.41</text:p>
          </table:table-cell>
          <table:table-cell office:value-type="float" office:value="1550.08" calcext:value-type="float">
            <text:p>1,550.08</text:p>
          </table:table-cell>
        </table:table-row>
        <table:table-row table:style-name="ro1">
          <table:table-cell office:value-type="float" office:value="1171.52" calcext:value-type="float">
            <text:p>1,171.52</text:p>
          </table:table-cell>
          <table:table-cell office:value-type="float" office:value="1111.03" calcext:value-type="float">
            <text:p>1,111.03</text:p>
          </table:table-cell>
        </table:table-row>
        <table:table-row table:style-name="ro1">
          <table:table-cell office:value-type="float" office:value="1195.03" calcext:value-type="float">
            <text:p>1,195.03</text:p>
          </table:table-cell>
          <table:table-cell office:value-type="float" office:value="1057.69" calcext:value-type="float">
            <text:p>1,057.69</text:p>
          </table:table-cell>
        </table:table-row>
        <table:table-row table:style-name="ro1">
          <table:table-cell office:value-type="float" office:value="664.63" calcext:value-type="float">
            <text:p>664.63</text:p>
          </table:table-cell>
          <table:table-cell office:value-type="float" office:value="1361.05" calcext:value-type="float">
            <text:p>1,361.05</text:p>
          </table:table-cell>
        </table:table-row>
        <table:table-row table:style-name="ro1">
          <table:table-cell office:value-type="float" office:value="769.31" calcext:value-type="float">
            <text:p>769.31</text:p>
          </table:table-cell>
          <table:table-cell office:value-type="float" office:value="1108.01" calcext:value-type="float">
            <text:p>1,108.01</text:p>
          </table:table-cell>
        </table:table-row>
        <table:table-row table:style-name="ro1">
          <table:table-cell office:value-type="float" office:value="690.74" calcext:value-type="float">
            <text:p>690.74</text:p>
          </table:table-cell>
          <table:table-cell office:value-type="float" office:value="1054.53" calcext:value-type="float">
            <text:p>1,054.53</text:p>
          </table:table-cell>
        </table:table-row>
        <table:table-row table:style-name="ro1">
          <table:table-cell office:value-type="float" office:value="1284.31" calcext:value-type="float">
            <text:p>1,284.31</text:p>
          </table:table-cell>
          <table:table-cell office:value-type="float" office:value="1232.11" calcext:value-type="float">
            <text:p>1,232.11</text:p>
          </table:table-cell>
        </table:table-row>
        <table:table-row table:style-name="ro1">
          <table:table-cell office:value-type="float" office:value="958.96" calcext:value-type="float">
            <text:p>958.96</text:p>
          </table:table-cell>
          <table:table-cell office:value-type="float" office:value="623.06" calcext:value-type="float">
            <text:p>623.06</text:p>
          </table:table-cell>
        </table:table-row>
        <table:table-row table:style-name="ro1">
          <table:table-cell office:value-type="float" office:value="856.65" calcext:value-type="float">
            <text:p>856.65</text:p>
          </table:table-cell>
          <table:table-cell office:value-type="float" office:value="862.36" calcext:value-type="float">
            <text:p>862.36</text:p>
          </table:table-cell>
        </table:table-row>
        <table:table-row table:style-name="ro1">
          <table:table-cell office:value-type="float" office:value="1124.43" calcext:value-type="float">
            <text:p>1,124.43</text:p>
          </table:table-cell>
          <table:table-cell office:value-type="float" office:value="1011.34" calcext:value-type="float">
            <text:p>1,011.34</text:p>
          </table:table-cell>
        </table:table-row>
        <table:table-row table:style-name="ro1">
          <table:table-cell office:value-type="float" office:value="1521.95" calcext:value-type="float">
            <text:p>1,521.95</text:p>
          </table:table-cell>
          <table:table-cell office:value-type="float" office:value="1088.06" calcext:value-type="float">
            <text:p>1,088.06</text:p>
          </table:table-cell>
        </table:table-row>
        <table:table-row table:style-name="ro1">
          <table:table-cell office:value-type="float" office:value="987.67" calcext:value-type="float">
            <text:p>987.67</text:p>
          </table:table-cell>
          <table:table-cell office:value-type="float" office:value="1188.16" calcext:value-type="float">
            <text:p>1,188.16</text:p>
          </table:table-cell>
        </table:table-row>
        <table:table-row table:style-name="ro1">
          <table:table-cell office:value-type="float" office:value="1070.9" calcext:value-type="float">
            <text:p>1,070.90</text:p>
          </table:table-cell>
          <table:table-cell office:value-type="float" office:value="1434.01" calcext:value-type="float">
            <text:p>1,434.01</text:p>
          </table:table-cell>
        </table:table-row>
        <table:table-row table:style-name="ro1">
          <table:table-cell office:value-type="float" office:value="1110.94" calcext:value-type="float">
            <text:p>1,110.94</text:p>
          </table:table-cell>
          <table:table-cell office:value-type="float" office:value="843.81" calcext:value-type="float">
            <text:p>843.81</text:p>
          </table:table-cell>
        </table:table-row>
        <table:table-row table:style-name="ro1">
          <table:table-cell office:value-type="float" office:value="1620.93" calcext:value-type="float">
            <text:p>1,620.93</text:p>
          </table:table-cell>
          <table:table-cell office:value-type="float" office:value="1716.61" calcext:value-type="float">
            <text:p>1,716.61</text:p>
          </table:table-cell>
        </table:table-row>
        <table:table-row table:style-name="ro1">
          <table:table-cell office:value-type="float" office:value="1251.99" calcext:value-type="float">
            <text:p>1,251.99</text:p>
          </table:table-cell>
          <table:table-cell office:value-type="float" office:value="987.64" calcext:value-type="float">
            <text:p>987.64</text:p>
          </table:table-cell>
        </table:table-row>
        <table:table-row table:style-name="ro1">
          <table:table-cell office:value-type="float" office:value="860.9" calcext:value-type="float">
            <text:p>860.90</text:p>
          </table:table-cell>
          <table:table-cell office:value-type="float" office:value="1094.02" calcext:value-type="float">
            <text:p>1,094.02</text:p>
          </table:table-cell>
        </table:table-row>
        <table:table-row table:style-name="ro1">
          <table:table-cell office:value-type="float" office:value="963.01" calcext:value-type="float">
            <text:p>963.01</text:p>
          </table:table-cell>
          <table:table-cell office:value-type="float" office:value="1225.66" calcext:value-type="float">
            <text:p>1,225.66</text:p>
          </table:table-cell>
        </table:table-row>
        <table:table-row table:style-name="ro1">
          <table:table-cell office:value-type="float" office:value="677.76" calcext:value-type="float">
            <text:p>677.76</text:p>
          </table:table-cell>
          <table:table-cell office:value-type="float" office:value="931.61" calcext:value-type="float">
            <text:p>931.61</text:p>
          </table:table-cell>
        </table:table-row>
        <table:table-row table:style-name="ro1">
          <table:table-cell office:value-type="float" office:value="949.26" calcext:value-type="float">
            <text:p>949.26</text:p>
          </table:table-cell>
          <table:table-cell office:value-type="float" office:value="1329.68" calcext:value-type="float">
            <text:p>1,329.68</text:p>
          </table:table-cell>
        </table:table-row>
        <table:table-row table:style-name="ro1">
          <table:table-cell office:value-type="float" office:value="990.13" calcext:value-type="float">
            <text:p>990.13</text:p>
          </table:table-cell>
          <table:table-cell office:value-type="float" office:value="1293.03" calcext:value-type="float">
            <text:p>1,293.03</text:p>
          </table:table-cell>
        </table:table-row>
        <table:table-row table:style-name="ro1">
          <table:table-cell office:value-type="float" office:value="1255.27" calcext:value-type="float">
            <text:p>1,255.27</text:p>
          </table:table-cell>
          <table:table-cell office:value-type="float" office:value="1240.44" calcext:value-type="float">
            <text:p>1,240.44</text:p>
          </table:table-cell>
        </table:table-row>
        <table:table-row table:style-name="ro1">
          <table:table-cell office:value-type="float" office:value="716.64" calcext:value-type="float">
            <text:p>716.64</text:p>
          </table:table-cell>
          <table:table-cell office:value-type="float" office:value="1105.59" calcext:value-type="float">
            <text:p>1,105.59</text:p>
          </table:table-cell>
        </table:table-row>
        <table:table-row table:style-name="ro1">
          <table:table-cell office:value-type="float" office:value="1013.83" calcext:value-type="float">
            <text:p>1,013.83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/>
          <table:table-cell/>
        </table:table-row>
      </table:table>
      <table:table table:name="Random data generator" table:style-name="ta1">
        <table:table-column table:style-name="co3" table:default-cell-style-name="ce2"/>
        <table:table-column table:style-name="co4" table:default-cell-style-name="ce3"/>
        <table:table-column table:style-name="co2" table:default-cell-style-name="Default"/>
        <table:table-row table:style-name="ro1">
          <table:table-cell table:style-name="Default" office:value-type="string" calcext:value-type="string">
            <text:p>A random data generator for the ELV comparison scenario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Both groups are modelled as normally distributed random variables with a given mean (mu) and variance (sigma squared)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<text:span text:style-name="T1">Note in this scenario, the real difference between the population means is Δ = muB - muA = 1420 - 1000 = </text:span>420  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<text:span text:style-name="T1">This is the number we will try to estimate based on the data observed in a specific </text:span>random sample (see Data sheet).</text:p>
          </table:table-cell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2"/>
          <table:table-cell/>
        </table:table-row>
        <table:table-row table:style-name="ro1">
          <table:table-cell table:style-name="ce4" office:value-type="string" calcext:value-type="string">
            <text:p>Population parameters for Group NS</text:p>
          </table:table-cell>
          <table:table-cell table:style-name="Default"/>
          <table:table-cell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<text:s/>= Group A mean</text:p>
          </table:table-cell>
          <table:table-cell/>
        </table:table-row>
        <table:table-row table:style-name="ro1">
          <table:table-cell table:style-name="Default" office:value-type="float" office:value="300" calcext:value-type="float">
            <text:p>300</text:p>
          </table:table-cell>
          <table:table-cell table:style-name="Default" office:value-type="string" calcext:value-type="string">
            <text:p><text:s/>= Group A standard deviation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Population parameters for Group S</text:p>
          </table:table-cell>
          <table:table-cell/>
        </table:table-row>
        <table:table-row table:style-name="ro1">
          <table:table-cell table:style-name="Default"/>
          <table:table-cell table:style-name="Default" office:value-type="float" office:value="1250" calcext:value-type="float">
            <text:p>1250</text:p>
          </table:table-cell>
          <table:table-cell office:value-type="string" calcext:value-type="string">
            <text:p><text:s/>= Group B mean</text:p>
          </table:table-cell>
        </table:table-row>
        <table:table-row table:style-name="ro1">
          <table:table-cell table:style-name="Default"/>
          <table:table-cell table:style-name="Default" office:value-type="float" office:value="300" calcext:value-type="float">
            <text:p>300</text:p>
          </table:table-cell>
          <table:table-cell office:value-type="string" calcext:value-type="string">
            <text:p><text:s/>= group b standard deviation</text:p>
          </table:table-cell>
        </table:table-row>
        <table:table-row table:style-name="ro1" table:number-rows-repeated="5"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Group NS</text:p>
          </table:table-cell>
          <table:table-cell table:style-name="ce1" office:value-type="string" calcext:value-type="string">
            <text:p>Group S</text:p>
          </table:table-cell>
          <table:table-cell/>
        </table:table-row>
        <table:table-row table:style-name="ro1">
          <table:table-cell table:formula="of:= NORMINV(RAND(); muA; sigma2A)" office:value-type="float" office:value="894.563298979968" calcext:value-type="float">
            <text:p>894.56</text:p>
          </table:table-cell>
          <table:table-cell table:formula="of:= NORMINV(RAND(); muB; sigma2B)" office:value-type="float" office:value="796.422567306212" calcext:value-type="float">
            <text:p>796.42</text:p>
          </table:table-cell>
          <table:table-cell/>
        </table:table-row>
        <table:table-row table:style-name="ro1">
          <table:table-cell table:formula="of:= NORMINV(RAND(); muA; sigma2A)" office:value-type="float" office:value="1399.39714829726" calcext:value-type="float">
            <text:p>1,399.40</text:p>
          </table:table-cell>
          <table:table-cell table:formula="of:= NORMINV(RAND(); muB; sigma2B)" office:value-type="float" office:value="1226.41096993331" calcext:value-type="float">
            <text:p>1,226.41</text:p>
          </table:table-cell>
          <table:table-cell/>
        </table:table-row>
        <table:table-row table:style-name="ro1">
          <table:table-cell table:formula="of:= NORMINV(RAND(); muA; sigma2A)" office:value-type="float" office:value="1551.56263015625" calcext:value-type="float">
            <text:p>1,551.56</text:p>
          </table:table-cell>
          <table:table-cell table:formula="of:= NORMINV(RAND(); muB; sigma2B)" office:value-type="float" office:value="990.130170201557" calcext:value-type="float">
            <text:p>990.13</text:p>
          </table:table-cell>
          <table:table-cell/>
        </table:table-row>
        <table:table-row table:style-name="ro1">
          <table:table-cell table:formula="of:= NORMINV(RAND(); muA; sigma2A)" office:value-type="float" office:value="1435.68544434502" calcext:value-type="float">
            <text:p>1,435.69</text:p>
          </table:table-cell>
          <table:table-cell table:formula="of:= NORMINV(RAND(); muB; sigma2B)" office:value-type="float" office:value="952.056736790982" calcext:value-type="float">
            <text:p>952.06</text:p>
          </table:table-cell>
          <table:table-cell/>
        </table:table-row>
        <table:table-row table:style-name="ro1">
          <table:table-cell table:formula="of:= NORMINV(RAND(); muA; sigma2A)" office:value-type="float" office:value="896.288342765735" calcext:value-type="float">
            <text:p>896.29</text:p>
          </table:table-cell>
          <table:table-cell table:formula="of:= NORMINV(RAND(); muB; sigma2B)" office:value-type="float" office:value="992.546023159611" calcext:value-type="float">
            <text:p>992.55</text:p>
          </table:table-cell>
          <table:table-cell/>
        </table:table-row>
        <table:table-row table:style-name="ro1">
          <table:table-cell table:formula="of:= NORMINV(RAND(); muA; sigma2A)" office:value-type="float" office:value="1275.17023899755" calcext:value-type="float">
            <text:p>1,275.17</text:p>
          </table:table-cell>
          <table:table-cell table:formula="of:= NORMINV(RAND(); muB; sigma2B)" office:value-type="float" office:value="788.735022040344" calcext:value-type="float">
            <text:p>788.74</text:p>
          </table:table-cell>
          <table:table-cell/>
        </table:table-row>
        <table:table-row table:style-name="ro1">
          <table:table-cell table:formula="of:= NORMINV(RAND(); muA; sigma2A)" office:value-type="float" office:value="531.702162850492" calcext:value-type="float">
            <text:p>531.70</text:p>
          </table:table-cell>
          <table:table-cell table:formula="of:= NORMINV(RAND(); muB; sigma2B)" office:value-type="float" office:value="1583.9929380819" calcext:value-type="float">
            <text:p>1,583.99</text:p>
          </table:table-cell>
          <table:table-cell/>
        </table:table-row>
        <table:table-row table:style-name="ro1">
          <table:table-cell table:formula="of:= NORMINV(RAND(); muA; sigma2A)" office:value-type="float" office:value="744.250080908029" calcext:value-type="float">
            <text:p>744.25</text:p>
          </table:table-cell>
          <table:table-cell table:formula="of:= NORMINV(RAND(); muB; sigma2B)" office:value-type="float" office:value="1086.38498454519" calcext:value-type="float">
            <text:p>1,086.38</text:p>
          </table:table-cell>
          <table:table-cell/>
        </table:table-row>
        <table:table-row table:style-name="ro1">
          <table:table-cell table:formula="of:= NORMINV(RAND(); muA; sigma2A)" office:value-type="float" office:value="1075.09809459069" calcext:value-type="float">
            <text:p>1,075.10</text:p>
          </table:table-cell>
          <table:table-cell table:formula="of:= NORMINV(RAND(); muB; sigma2B)" office:value-type="float" office:value="1179.99455796867" calcext:value-type="float">
            <text:p>1,179.99</text:p>
          </table:table-cell>
          <table:table-cell/>
        </table:table-row>
        <table:table-row table:style-name="ro1">
          <table:table-cell table:formula="of:= NORMINV(RAND(); muA; sigma2A)" office:value-type="float" office:value="1248.96786717471" calcext:value-type="float">
            <text:p>1,248.97</text:p>
          </table:table-cell>
          <table:table-cell table:formula="of:= NORMINV(RAND(); muB; sigma2B)" office:value-type="float" office:value="1203.93183802706" calcext:value-type="float">
            <text:p>1,203.93</text:p>
          </table:table-cell>
          <table:table-cell/>
        </table:table-row>
        <table:table-row table:style-name="ro1">
          <table:table-cell table:formula="of:= NORMINV(RAND(); muA; sigma2A)" office:value-type="float" office:value="597.546579221916" calcext:value-type="float">
            <text:p>597.55</text:p>
          </table:table-cell>
          <table:table-cell table:formula="of:= NORMINV(RAND(); muB; sigma2B)" office:value-type="float" office:value="1382.45357214178" calcext:value-type="float">
            <text:p>1,382.45</text:p>
          </table:table-cell>
          <table:table-cell/>
        </table:table-row>
        <table:table-row table:style-name="ro1">
          <table:table-cell table:formula="of:= NORMINV(RAND(); muA; sigma2A)" office:value-type="float" office:value="1335.6649635201" calcext:value-type="float">
            <text:p>1,335.66</text:p>
          </table:table-cell>
          <table:table-cell table:formula="of:= NORMINV(RAND(); muB; sigma2B)" office:value-type="float" office:value="1177.14131840266" calcext:value-type="float">
            <text:p>1,177.14</text:p>
          </table:table-cell>
          <table:table-cell/>
        </table:table-row>
        <table:table-row table:style-name="ro1">
          <table:table-cell table:formula="of:= NORMINV(RAND(); muA; sigma2A)" office:value-type="float" office:value="810.974637446834" calcext:value-type="float">
            <text:p>810.97</text:p>
          </table:table-cell>
          <table:table-cell table:formula="of:= NORMINV(RAND(); muB; sigma2B)" office:value-type="float" office:value="1411.74435320726" calcext:value-type="float">
            <text:p>1,411.74</text:p>
          </table:table-cell>
          <table:table-cell/>
        </table:table-row>
        <table:table-row table:style-name="ro1">
          <table:table-cell table:formula="of:= NORMINV(RAND(); muA; sigma2A)" office:value-type="float" office:value="1160.19365220079" calcext:value-type="float">
            <text:p>1,160.19</text:p>
          </table:table-cell>
          <table:table-cell table:formula="of:= NORMINV(RAND(); muB; sigma2B)" office:value-type="float" office:value="1261.39150427814" calcext:value-type="float">
            <text:p>1,261.39</text:p>
          </table:table-cell>
          <table:table-cell/>
        </table:table-row>
        <table:table-row table:style-name="ro1">
          <table:table-cell table:formula="of:= NORMINV(RAND(); muA; sigma2A)" office:value-type="float" office:value="801.638682260634" calcext:value-type="float">
            <text:p>801.64</text:p>
          </table:table-cell>
          <table:table-cell table:formula="of:= NORMINV(RAND(); muB; sigma2B)" office:value-type="float" office:value="791.272634286819" calcext:value-type="float">
            <text:p>791.27</text:p>
          </table:table-cell>
          <table:table-cell/>
        </table:table-row>
        <table:table-row table:style-name="ro1">
          <table:table-cell table:formula="of:= NORMINV(RAND(); muA; sigma2A)" office:value-type="float" office:value="1098.07483953696" calcext:value-type="float">
            <text:p>1,098.07</text:p>
          </table:table-cell>
          <table:table-cell table:formula="of:= NORMINV(RAND(); muB; sigma2B)" office:value-type="float" office:value="1024.87932440797" calcext:value-type="float">
            <text:p>1,024.88</text:p>
          </table:table-cell>
          <table:table-cell/>
        </table:table-row>
        <table:table-row table:style-name="ro1">
          <table:table-cell table:formula="of:= NORMINV(RAND(); muA; sigma2A)" office:value-type="float" office:value="1262.03218075179" calcext:value-type="float">
            <text:p>1,262.03</text:p>
          </table:table-cell>
          <table:table-cell table:formula="of:= NORMINV(RAND(); muB; sigma2B)" office:value-type="float" office:value="1262.07631449174" calcext:value-type="float">
            <text:p>1,262.08</text:p>
          </table:table-cell>
          <table:table-cell/>
        </table:table-row>
        <table:table-row table:style-name="ro1">
          <table:table-cell table:formula="of:= NORMINV(RAND(); muA; sigma2A)" office:value-type="float" office:value="1390.40686232121" calcext:value-type="float">
            <text:p>1,390.41</text:p>
          </table:table-cell>
          <table:table-cell table:formula="of:= NORMINV(RAND(); muB; sigma2B)" office:value-type="float" office:value="1043.21122217158" calcext:value-type="float">
            <text:p>1,043.21</text:p>
          </table:table-cell>
          <table:table-cell/>
        </table:table-row>
        <table:table-row table:style-name="ro1">
          <table:table-cell table:formula="of:= NORMINV(RAND(); muA; sigma2A)" office:value-type="float" office:value="927.939167159911" calcext:value-type="float">
            <text:p>927.94</text:p>
          </table:table-cell>
          <table:table-cell table:formula="of:= NORMINV(RAND(); muB; sigma2B)" office:value-type="float" office:value="1030.93884697249" calcext:value-type="float">
            <text:p>1,030.94</text:p>
          </table:table-cell>
          <table:table-cell/>
        </table:table-row>
        <table:table-row table:style-name="ro1">
          <table:table-cell table:formula="of:= NORMINV(RAND(); muA; sigma2A)" office:value-type="float" office:value="903.549229727759" calcext:value-type="float">
            <text:p>903.55</text:p>
          </table:table-cell>
          <table:table-cell table:formula="of:= NORMINV(RAND(); muB; sigma2B)" office:value-type="float" office:value="457.317487725395" calcext:value-type="float">
            <text:p>457.32</text:p>
          </table:table-cell>
          <table:table-cell/>
        </table:table-row>
        <table:table-row table:style-name="ro1">
          <table:table-cell table:formula="of:= NORMINV(RAND(); muA; sigma2A)" office:value-type="float" office:value="666.64285178739" calcext:value-type="float">
            <text:p>666.64</text:p>
          </table:table-cell>
          <table:table-cell table:formula="of:= NORMINV(RAND(); muB; sigma2B)" office:value-type="float" office:value="1096.553481004" calcext:value-type="float">
            <text:p>1,096.55</text:p>
          </table:table-cell>
          <table:table-cell/>
        </table:table-row>
        <table:table-row table:style-name="ro1">
          <table:table-cell table:formula="of:= NORMINV(RAND(); muA; sigma2A)" office:value-type="float" office:value="417.977158513988" calcext:value-type="float">
            <text:p>417.98</text:p>
          </table:table-cell>
          <table:table-cell table:formula="of:= NORMINV(RAND(); muB; sigma2B)" office:value-type="float" office:value="1181.99501421963" calcext:value-type="float">
            <text:p>1,182.00</text:p>
          </table:table-cell>
          <table:table-cell/>
        </table:table-row>
        <table:table-row table:style-name="ro1">
          <table:table-cell table:formula="of:= NORMINV(RAND(); muA; sigma2A)" office:value-type="float" office:value="1027.25470877504" calcext:value-type="float">
            <text:p>1,027.25</text:p>
          </table:table-cell>
          <table:table-cell table:formula="of:= NORMINV(RAND(); muB; sigma2B)" office:value-type="float" office:value="865.972750274032" calcext:value-type="float">
            <text:p>865.97</text:p>
          </table:table-cell>
          <table:table-cell/>
        </table:table-row>
        <table:table-row table:style-name="ro1">
          <table:table-cell table:formula="of:= NORMINV(RAND(); muA; sigma2A)" office:value-type="float" office:value="965.114487084168" calcext:value-type="float">
            <text:p>965.11</text:p>
          </table:table-cell>
          <table:table-cell table:formula="of:= NORMINV(RAND(); muB; sigma2B)" office:value-type="float" office:value="1111.54762260836" calcext:value-type="float">
            <text:p>1,111.55</text:p>
          </table:table-cell>
          <table:table-cell/>
        </table:table-row>
        <table:table-row table:style-name="ro1">
          <table:table-cell table:formula="of:= NORMINV(RAND(); muA; sigma2A)" office:value-type="float" office:value="1076.01978396621" calcext:value-type="float">
            <text:p>1,076.02</text:p>
          </table:table-cell>
          <table:table-cell table:formula="of:= NORMINV(RAND(); muB; sigma2B)" office:value-type="float" office:value="1738.16971434053" calcext:value-type="float">
            <text:p>1,738.17</text:p>
          </table:table-cell>
          <table:table-cell/>
        </table:table-row>
        <table:table-row table:style-name="ro1">
          <table:table-cell table:formula="of:= NORMINV(RAND(); muA; sigma2A)" office:value-type="float" office:value="1352.40915077728" calcext:value-type="float">
            <text:p>1,352.41</text:p>
          </table:table-cell>
          <table:table-cell table:formula="of:= NORMINV(RAND(); muB; sigma2B)" office:value-type="float" office:value="1077.54303759015" calcext:value-type="float">
            <text:p>1,077.54</text:p>
          </table:table-cell>
          <table:table-cell/>
        </table:table-row>
        <table:table-row table:style-name="ro1">
          <table:table-cell table:formula="of:= NORMINV(RAND(); muA; sigma2A)" office:value-type="float" office:value="733.886574477873" calcext:value-type="float">
            <text:p>733.89</text:p>
          </table:table-cell>
          <table:table-cell table:formula="of:= NORMINV(RAND(); muB; sigma2B)" office:value-type="float" office:value="1905.2901254067" calcext:value-type="float">
            <text:p>1,905.29</text:p>
          </table:table-cell>
          <table:table-cell/>
        </table:table-row>
        <table:table-row table:style-name="ro1">
          <table:table-cell table:formula="of:= NORMINV(RAND(); muA; sigma2A)" office:value-type="float" office:value="1307.18387255706" calcext:value-type="float">
            <text:p>1,307.18</text:p>
          </table:table-cell>
          <table:table-cell table:formula="of:= NORMINV(RAND(); muB; sigma2B)" office:value-type="float" office:value="1128.84501501812" calcext:value-type="float">
            <text:p>1,128.85</text:p>
          </table:table-cell>
          <table:table-cell/>
        </table:table-row>
        <table:table-row table:style-name="ro1">
          <table:table-cell table:formula="of:= NORMINV(RAND(); muA; sigma2A)" office:value-type="float" office:value="1122.96048395725" calcext:value-type="float">
            <text:p>1,122.96</text:p>
          </table:table-cell>
          <table:table-cell table:formula="of:= NORMINV(RAND(); muB; sigma2B)" office:value-type="float" office:value="1116.81989185846" calcext:value-type="float">
            <text:p>1,116.82</text:p>
          </table:table-cell>
          <table:table-cell/>
        </table:table-row>
        <table:table-row table:style-name="ro1">
          <table:table-cell table:formula="of:= NORMINV(RAND(); muA; sigma2A)" office:value-type="float" office:value="1285.95227067659" calcext:value-type="float">
            <text:p>1,285.95</text:p>
          </table:table-cell>
          <table:table-cell table:formula="of:= NORMINV(RAND(); muB; sigma2B)" office:value-type="float" office:value="993.888531473446" calcext:value-type="float">
            <text:p>993.89</text:p>
          </table:table-cell>
          <table:table-cell/>
        </table:table-row>
        <table:table-row table:style-name="ro1">
          <table:table-cell table:formula="of:= NORMINV(RAND(); muA; sigma2A)" office:value-type="float" office:value="1428.4207895413" calcext:value-type="float">
            <text:p>1,428.4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</table:table-row>
      </table:table>
      <table:named-expressions>
        <table:named-range table:name="muA" table:base-cell-address="$'Random data generator'.$A$3" table:cell-range-address="$'Random data generator'.$A$9"/>
        <table:named-range table:name="muB" table:base-cell-address="$'Random data generator'.$B$7" table:cell-range-address="$'Random data generator'.$B$13"/>
        <table:named-range table:name="sigma2A" table:base-cell-address="$'Random data generator'.$A$4" table:cell-range-address="$'Random data generator'.$A$10"/>
        <table:named-range table:name="sigma2B" table:base-cell-address="$'Random data generator'.$B$8" table:cell-range-address="$'Random data generator'.$B$1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00-00-00</text:date>, <text:time style:data-style-name="N2" text:time-value="16:21:13.0516092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10T22:07:28.383150174</meta:creation-date>
    <dc:date>2021-11-14T16:21:29.141611589</dc:date>
    <meta:editing-duration>PT3H11M47S</meta:editing-duration>
    <meta:editing-cycles>27</meta:editing-cycles>
    <meta:generator>LibreOffice/7.1.3.2$MacOSX_X86_64 LibreOffice_project/47f78053abe362b9384784d31a6e56f8511eb1c1</meta:generator>
    <meta:document-statistic meta:table-count="2" meta:cell-count="140" meta:object-count="0"/>
  </office:meta>
</office:document-meta>
</file>